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1.984375cm"/>
    </style:style>
    <style:style style:name="co7" style:family="table-column">
      <style:table-column-properties fo:break-before="auto" style:column-width="3.83645833333333cm"/>
    </style:style>
    <style:style style:name="co8" style:family="table-column">
      <style:table-column-properties fo:break-before="auto" style:column-width="3.254375cm"/>
    </style:style>
    <style:style style:name="co9" style:family="table-column">
      <style:table-column-properties fo:break-before="auto" style:column-width="2.72520833333333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16" table:default-cell-style-name="ce1"/>
        <table:table-column table:style-name="co10" table:number-columns-repeated="16353" table:default-cell-style-name="ce1"/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table:number-columns-repeated="1636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5839.3" table:style-name="ce1">
            <text:p>-5839,3</text:p>
          </table:table-cell>
          <table:table-cell office:value-type="float" office:value="-5836.5" table:style-name="ce1">
            <text:p>-5836,5</text:p>
          </table:table-cell>
          <table:table-cell office:value-type="float" office:value="628.1" table:style-name="ce1">
            <text:p>628,1</text:p>
          </table:table-cell>
          <table:table-cell office:value-type="float" office:value="1404.3" table:style-name="ce1">
            <text:p>1404,3</text:p>
          </table:table-cell>
          <table:table-cell office:value-type="float" office:value="-4702.8" table:style-name="ce1">
            <text:p>-4702,8</text:p>
          </table:table-cell>
          <table:table-cell office:value-type="float" office:value="-3758.6" table:style-name="ce1">
            <text:p>-3758,6</text:p>
          </table:table-cell>
          <table:table-cell office:value-type="float" office:value="-1978.6" table:style-name="ce1">
            <text:p>-1978,6</text:p>
          </table:table-cell>
          <table:table-cell office:value-type="float" office:value="-8686" table:style-name="ce1">
            <text:p>-8686</text:p>
          </table:table-cell>
          <table:table-cell office:value-type="float" office:value="-298.5" table:style-name="ce1">
            <text:p>-298,5</text:p>
          </table:table-cell>
          <table:table-cell office:value-type="float" office:value="-4706.7" table:style-name="ce1">
            <text:p>-4706,7</text:p>
          </table:table-cell>
          <table:table-cell office:value-type="float" office:value="-209.6" table:style-name="ce1">
            <text:p>-209,6</text:p>
          </table:table-cell>
          <table:table-cell office:value-type="float" office:value="-307.2" table:style-name="ce1">
            <text:p>-307,2</text:p>
          </table:table-cell>
          <table:table-cell office:value-type="float" office:value="-3548.8" table:style-name="ce1">
            <text:p>-3548,8</text:p>
          </table:table-cell>
          <table:table-cell office:value-type="float" office:value="620.79999999999995" table:style-name="ce1">
            <text:p>620,8</text:p>
          </table:table-cell>
          <table:table-cell table:number-columns-repeated="1636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7369.3" table:style-name="ce1">
            <text:p>-7369,3</text:p>
          </table:table-cell>
          <table:table-cell office:value-type="float" office:value="2257.6" table:style-name="ce1">
            <text:p>2257,6</text:p>
          </table:table-cell>
          <table:table-cell office:value-type="float" office:value="-3184" table:style-name="ce1">
            <text:p>-3184</text:p>
          </table:table-cell>
          <table:table-cell office:value-type="float" office:value="-923.1" table:style-name="ce1">
            <text:p>-923,1</text:p>
          </table:table-cell>
          <table:table-cell office:value-type="float" office:value="-7860.7" table:style-name="ce1">
            <text:p>-7860,7</text:p>
          </table:table-cell>
          <table:table-cell office:value-type="float" office:value="-1834.6" table:style-name="ce1">
            <text:p>-1834,6</text:p>
          </table:table-cell>
          <table:table-cell office:value-type="float" office:value="-8847.7000000000007" table:style-name="ce1">
            <text:p>-8847,7</text:p>
          </table:table-cell>
          <table:table-cell office:value-type="float" office:value="-8128.8" table:style-name="ce1">
            <text:p>-8128,8</text:p>
          </table:table-cell>
          <table:table-cell office:value-type="float" office:value="2171.5" table:style-name="ce1">
            <text:p>2171,5</text:p>
          </table:table-cell>
          <table:table-cell office:value-type="float" office:value="174.6" table:style-name="ce1">
            <text:p>174,6</text:p>
          </table:table-cell>
          <table:table-cell office:value-type="float" office:value="-485.7" table:style-name="ce1">
            <text:p>-485,7</text:p>
          </table:table-cell>
          <table:table-cell office:value-type="float" office:value="1499.4" table:style-name="ce1">
            <text:p>1499,4</text:p>
          </table:table-cell>
          <table:table-cell office:value-type="float" office:value="-190.5" table:style-name="ce1">
            <text:p>-190,5</text:p>
          </table:table-cell>
          <table:table-cell office:value-type="float" office:value="-6370.1" table:style-name="ce1">
            <text:p>-6370,1</text:p>
          </table:table-cell>
          <table:table-cell table:number-columns-repeated="1636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6819.4" table:style-name="ce1">
            <text:p>-6819,4</text:p>
          </table:table-cell>
          <table:table-cell office:value-type="float" office:value="-2861.3" table:style-name="ce1">
            <text:p>-2861,3</text:p>
          </table:table-cell>
          <table:table-cell office:value-type="float" office:value="-2430.6" table:style-name="ce1">
            <text:p>-2430,6</text:p>
          </table:table-cell>
          <table:table-cell office:value-type="float" office:value="-6682.4" table:style-name="ce1">
            <text:p>-6682,4</text:p>
          </table:table-cell>
          <table:table-cell office:value-type="float" office:value="2375.8000000000002" table:style-name="ce1">
            <text:p>2375,8</text:p>
          </table:table-cell>
          <table:table-cell office:value-type="float" office:value="-7216.3" table:style-name="ce1">
            <text:p>-7216,3</text:p>
          </table:table-cell>
          <table:table-cell office:value-type="float" office:value="-5134.8999999999996" table:style-name="ce1">
            <text:p>-5134,9</text:p>
          </table:table-cell>
          <table:table-cell office:value-type="float" office:value="-717.1" table:style-name="ce1">
            <text:p>-717,1</text:p>
          </table:table-cell>
          <table:table-cell office:value-type="float" office:value="1351.2" table:style-name="ce1">
            <text:p>1351,2</text:p>
          </table:table-cell>
          <table:table-cell office:value-type="float" office:value="-4418" table:style-name="ce1">
            <text:p>-4418</text:p>
          </table:table-cell>
          <table:table-cell office:value-type="float" office:value="-6834.6" table:style-name="ce1">
            <text:p>-6834,6</text:p>
          </table:table-cell>
          <table:table-cell office:value-type="float" office:value="-4612.6000000000004" table:style-name="ce1">
            <text:p>-4612,6</text:p>
          </table:table-cell>
          <table:table-cell office:value-type="float" office:value="2614.8000000000002" table:style-name="ce1">
            <text:p>2614,8</text:p>
          </table:table-cell>
          <table:table-cell office:value-type="float" office:value="-3734.9" table:style-name="ce1">
            <text:p>-3734,9</text:p>
          </table:table-cell>
          <table:table-cell table:number-columns-repeated="1636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-7493.5" table:style-name="ce1">
            <text:p>-7493,5</text:p>
          </table:table-cell>
          <table:table-cell office:value-type="float" office:value="-1350.7" table:style-name="ce1">
            <text:p>-1350,7</text:p>
          </table:table-cell>
          <table:table-cell office:value-type="float" office:value="-2701.2" table:style-name="ce1">
            <text:p>-2701,2</text:p>
          </table:table-cell>
          <table:table-cell office:value-type="float" office:value="-4882.3" table:style-name="ce1">
            <text:p>-4882,3</text:p>
          </table:table-cell>
          <table:table-cell office:value-type="float" office:value="-468.9" table:style-name="ce1">
            <text:p>-468,9</text:p>
          </table:table-cell>
          <table:table-cell office:value-type="float" office:value="445.1" table:style-name="ce1">
            <text:p>445,1</text:p>
          </table:table-cell>
          <table:table-cell office:value-type="float" office:value="-6718.9" table:style-name="ce1">
            <text:p>-6718,9</text:p>
          </table:table-cell>
          <table:table-cell office:value-type="float" office:value="695.3" table:style-name="ce1">
            <text:p>695,3</text:p>
          </table:table-cell>
          <table:table-cell office:value-type="float" office:value="2414.6" table:style-name="ce1">
            <text:p>2414,6</text:p>
          </table:table-cell>
          <table:table-cell office:value-type="float" office:value="-893" table:style-name="ce1">
            <text:p>-893</text:p>
          </table:table-cell>
          <table:table-cell office:value-type="float" office:value="-7309.3" table:style-name="ce1">
            <text:p>-7309,3</text:p>
          </table:table-cell>
          <table:table-cell office:value-type="float" office:value="-5955.1" table:style-name="ce1">
            <text:p>-5955,1</text:p>
          </table:table-cell>
          <table:table-cell office:value-type="float" office:value="2622" table:style-name="ce1">
            <text:p>2622</text:p>
          </table:table-cell>
          <table:table-cell office:value-type="float" office:value="-4648.8" table:style-name="ce1">
            <text:p>-4648,8</text:p>
          </table:table-cell>
          <table:table-cell table:number-columns-repeated="1636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650.5" table:style-name="ce1">
            <text:p>1650,5</text:p>
          </table:table-cell>
          <table:table-cell office:value-type="float" office:value="2010.7" table:style-name="ce1">
            <text:p>2010,7</text:p>
          </table:table-cell>
          <table:table-cell office:value-type="float" office:value="-2230.6" table:style-name="ce1">
            <text:p>-2230,6</text:p>
          </table:table-cell>
          <table:table-cell office:value-type="float" office:value="3105.2" table:style-name="ce1">
            <text:p>3105,2</text:p>
          </table:table-cell>
          <table:table-cell office:value-type="float" office:value="-9749.1" table:style-name="ce1">
            <text:p>-9749,1</text:p>
          </table:table-cell>
          <table:table-cell office:value-type="float" office:value="-1524.5" table:style-name="ce1">
            <text:p>-1524,5</text:p>
          </table:table-cell>
          <table:table-cell office:value-type="float" office:value="-8288.4" table:style-name="ce1">
            <text:p>-8288,4</text:p>
          </table:table-cell>
          <table:table-cell office:value-type="float" office:value="-3471.8" table:style-name="ce1">
            <text:p>-3471,8</text:p>
          </table:table-cell>
          <table:table-cell office:value-type="float" office:value="-88.9" table:style-name="ce1">
            <text:p>-88,9</text:p>
          </table:table-cell>
          <table:table-cell office:value-type="float" office:value="-7935.7" table:style-name="ce1">
            <text:p>-7935,7</text:p>
          </table:table-cell>
          <table:table-cell office:value-type="float" office:value="1618.2" table:style-name="ce1">
            <text:p>1618,2</text:p>
          </table:table-cell>
          <table:table-cell office:value-type="float" office:value="2444.1999999999998" table:style-name="ce1">
            <text:p>2444,2</text:p>
          </table:table-cell>
          <table:table-cell office:value-type="float" office:value="-9599.4" table:style-name="ce1">
            <text:p>-9599,4</text:p>
          </table:table-cell>
          <table:table-cell office:value-type="float" office:value="-1943.5" table:style-name="ce1">
            <text:p>-1943,5</text:p>
          </table:table-cell>
          <table:table-cell table:number-columns-repeated="1636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-1323.9" table:style-name="ce1">
            <text:p>-1323,9</text:p>
          </table:table-cell>
          <table:table-cell office:value-type="float" office:value="1621.4" table:style-name="ce1">
            <text:p>1621,4</text:p>
          </table:table-cell>
          <table:table-cell office:value-type="float" office:value="3143.9" table:style-name="ce1">
            <text:p>3143,9</text:p>
          </table:table-cell>
          <table:table-cell office:value-type="float" office:value="3761.8" table:style-name="ce1">
            <text:p>3761,8</text:p>
          </table:table-cell>
          <table:table-cell office:value-type="float" office:value="-5032.1000000000004" table:style-name="ce1">
            <text:p>-5032,1</text:p>
          </table:table-cell>
          <table:table-cell office:value-type="float" office:value="-9190.2000000000007" table:style-name="ce1">
            <text:p>-9190,2</text:p>
          </table:table-cell>
          <table:table-cell office:value-type="float" office:value="-6714.1" table:style-name="ce1">
            <text:p>-6714,1</text:p>
          </table:table-cell>
          <table:table-cell office:value-type="float" office:value="-8931.6" table:style-name="ce1">
            <text:p>-8931,6</text:p>
          </table:table-cell>
          <table:table-cell office:value-type="float" office:value="-6844.9" table:style-name="ce1">
            <text:p>-6844,9</text:p>
          </table:table-cell>
          <table:table-cell office:value-type="float" office:value="669" table:style-name="ce1">
            <text:p>669</text:p>
          </table:table-cell>
          <table:table-cell office:value-type="float" office:value="2623.4" table:style-name="ce1">
            <text:p>2623,4</text:p>
          </table:table-cell>
          <table:table-cell office:value-type="float" office:value="-45.9" table:style-name="ce1">
            <text:p>-45,9</text:p>
          </table:table-cell>
          <table:table-cell office:value-type="float" office:value="-396.5" table:style-name="ce1">
            <text:p>-396,5</text:p>
          </table:table-cell>
          <table:table-cell office:value-type="float" office:value="-6990.1" table:style-name="ce1">
            <text:p>-6990,1</text:p>
          </table:table-cell>
          <table:table-cell table:number-columns-repeated="1636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77.3" table:style-name="ce1">
            <text:p>1277,3</text:p>
          </table:table-cell>
          <table:table-cell office:value-type="float" office:value="-5507.6" table:style-name="ce1">
            <text:p>-5507,6</text:p>
          </table:table-cell>
          <table:table-cell office:value-type="float" office:value="-2991.9" table:style-name="ce1">
            <text:p>-2991,9</text:p>
          </table:table-cell>
          <table:table-cell office:value-type="float" office:value="42.9" table:style-name="ce1">
            <text:p>42,9</text:p>
          </table:table-cell>
          <table:table-cell office:value-type="float" office:value="-5102.6000000000004" table:style-name="ce1">
            <text:p>-5102,6</text:p>
          </table:table-cell>
          <table:table-cell office:value-type="float" office:value="-1528.8" table:style-name="ce1">
            <text:p>-1528,8</text:p>
          </table:table-cell>
          <table:table-cell office:value-type="float" office:value="-2100.3000000000002" table:style-name="ce1">
            <text:p>-2100,3</text:p>
          </table:table-cell>
          <table:table-cell office:value-type="float" office:value="-5779.4" table:style-name="ce1">
            <text:p>-5779,4</text:p>
          </table:table-cell>
          <table:table-cell office:value-type="float" office:value="-1147.5999999999999" table:style-name="ce1">
            <text:p>-1147,6</text:p>
          </table:table-cell>
          <table:table-cell office:value-type="float" office:value="-6200.1" table:style-name="ce1">
            <text:p>-6200,1</text:p>
          </table:table-cell>
          <table:table-cell office:value-type="float" office:value="-4532.3" table:style-name="ce1">
            <text:p>-4532,3</text:p>
          </table:table-cell>
          <table:table-cell office:value-type="float" office:value="3126.8" table:style-name="ce1">
            <text:p>3126,8</text:p>
          </table:table-cell>
          <table:table-cell office:value-type="float" office:value="-9307.7999999999993" table:style-name="ce1">
            <text:p>-9307,8</text:p>
          </table:table-cell>
          <table:table-cell office:value-type="float" office:value="-1388.6" table:style-name="ce1">
            <text:p>-1388,6</text:p>
          </table:table-cell>
          <table:table-cell table:number-columns-repeated="1636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6900.1" table:style-name="ce1">
            <text:p>-6900,1</text:p>
          </table:table-cell>
          <table:table-cell office:value-type="float" office:value="-5868.2" table:style-name="ce1">
            <text:p>-5868,2</text:p>
          </table:table-cell>
          <table:table-cell office:value-type="float" office:value="-18.899999999999999" table:style-name="ce1">
            <text:p>-18,9</text:p>
          </table:table-cell>
          <table:table-cell office:value-type="float" office:value="-5130.6000000000004" table:style-name="ce1">
            <text:p>-5130,6</text:p>
          </table:table-cell>
          <table:table-cell office:value-type="float" office:value="3746" table:style-name="ce1">
            <text:p>3746</text:p>
          </table:table-cell>
          <table:table-cell office:value-type="float" office:value="-8861.6" table:style-name="ce1">
            <text:p>-8861,6</text:p>
          </table:table-cell>
          <table:table-cell office:value-type="float" office:value="1731.5" table:style-name="ce1">
            <text:p>1731,5</text:p>
          </table:table-cell>
          <table:table-cell office:value-type="float" office:value="-8502.4" table:style-name="ce1">
            <text:p>-8502,4</text:p>
          </table:table-cell>
          <table:table-cell office:value-type="float" office:value="-5576.3" table:style-name="ce1">
            <text:p>-5576,3</text:p>
          </table:table-cell>
          <table:table-cell office:value-type="float" office:value="-6130.3" table:style-name="ce1">
            <text:p>-6130,3</text:p>
          </table:table-cell>
          <table:table-cell office:value-type="float" office:value="330.6" table:style-name="ce1">
            <text:p>330,6</text:p>
          </table:table-cell>
          <table:table-cell office:value-type="float" office:value="-3185.4" table:style-name="ce1">
            <text:p>-3185,4</text:p>
          </table:table-cell>
          <table:table-cell office:value-type="float" office:value="2355.9" table:style-name="ce1">
            <text:p>2355,9</text:p>
          </table:table-cell>
          <table:table-cell office:value-type="float" office:value="3228.2" table:style-name="ce1">
            <text:p>3228,2</text:p>
          </table:table-cell>
          <table:table-cell table:number-columns-repeated="1636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5144.1000000000004" table:style-name="ce1">
            <text:p>-5144,1</text:p>
          </table:table-cell>
          <table:table-cell office:value-type="float" office:value="-6895.9" table:style-name="ce1">
            <text:p>-6895,9</text:p>
          </table:table-cell>
          <table:table-cell office:value-type="float" office:value="-6256.5" table:style-name="ce1">
            <text:p>-6256,5</text:p>
          </table:table-cell>
          <table:table-cell office:value-type="float" office:value="-2125.8000000000002" table:style-name="ce1">
            <text:p>-2125,8</text:p>
          </table:table-cell>
          <table:table-cell office:value-type="float" office:value="1258.5" table:style-name="ce1">
            <text:p>1258,5</text:p>
          </table:table-cell>
          <table:table-cell office:value-type="float" office:value="-2494.3000000000002" table:style-name="ce1">
            <text:p>-2494,3</text:p>
          </table:table-cell>
          <table:table-cell office:value-type="float" office:value="836.1" table:style-name="ce1">
            <text:p>836,1</text:p>
          </table:table-cell>
          <table:table-cell office:value-type="float" office:value="-6057.9" table:style-name="ce1">
            <text:p>-6057,9</text:p>
          </table:table-cell>
          <table:table-cell office:value-type="float" office:value="-2738.2" table:style-name="ce1">
            <text:p>-2738,2</text:p>
          </table:table-cell>
          <table:table-cell office:value-type="float" office:value="-9725.2000000000007" table:style-name="ce1">
            <text:p>-9725,2</text:p>
          </table:table-cell>
          <table:table-cell office:value-type="float" office:value="-9999.2000000000007" table:style-name="ce1">
            <text:p>-9999,2</text:p>
          </table:table-cell>
          <table:table-cell office:value-type="float" office:value="-3543.9" table:style-name="ce1">
            <text:p>-3543,9</text:p>
          </table:table-cell>
          <table:table-cell office:value-type="float" office:value="-5339.2" table:style-name="ce1">
            <text:p>-5339,2</text:p>
          </table:table-cell>
          <table:table-cell office:value-type="float" office:value="-6593.1" table:style-name="ce1">
            <text:p>-6593,1</text:p>
          </table:table-cell>
          <table:table-cell table:number-columns-repeated="1636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3908.1" table:style-name="ce1">
            <text:p>-3908,1</text:p>
          </table:table-cell>
          <table:table-cell office:value-type="float" office:value="-5583.4" table:style-name="ce1">
            <text:p>-5583,4</text:p>
          </table:table-cell>
          <table:table-cell office:value-type="float" office:value="1030.5999999999999" table:style-name="ce1">
            <text:p>1030,6</text:p>
          </table:table-cell>
          <table:table-cell office:value-type="float" office:value="-4792.3999999999996" table:style-name="ce1">
            <text:p>-4792,4</text:p>
          </table:table-cell>
          <table:table-cell office:value-type="float" office:value="-4407.8999999999996" table:style-name="ce1">
            <text:p>-4407,9</text:p>
          </table:table-cell>
          <table:table-cell office:value-type="float" office:value="2086.4" table:style-name="ce1">
            <text:p>2086,4</text:p>
          </table:table-cell>
          <table:table-cell office:value-type="float" office:value="-3809.2" table:style-name="ce1">
            <text:p>-3809,2</text:p>
          </table:table-cell>
          <table:table-cell office:value-type="float" office:value="-2753.1" table:style-name="ce1">
            <text:p>-2753,1</text:p>
          </table:table-cell>
          <table:table-cell office:value-type="float" office:value="-9350.2999999999993" table:style-name="ce1">
            <text:p>-9350,3</text:p>
          </table:table-cell>
          <table:table-cell office:value-type="float" office:value="1158" table:style-name="ce1">
            <text:p>1158</text:p>
          </table:table-cell>
          <table:table-cell office:value-type="float" office:value="-4964.6000000000004" table:style-name="ce1">
            <text:p>-4964,6</text:p>
          </table:table-cell>
          <table:table-cell office:value-type="float" office:value="3153.8" table:style-name="ce1">
            <text:p>3153,8</text:p>
          </table:table-cell>
          <table:table-cell office:value-type="float" office:value="3773.8" table:style-name="ce1">
            <text:p>3773,8</text:p>
          </table:table-cell>
          <table:table-cell office:value-type="float" office:value="-7393.3" table:style-name="ce1">
            <text:p>-7393,3</text:p>
          </table:table-cell>
          <table:table-cell table:number-columns-repeated="1636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1937.3" table:style-name="ce1">
            <text:p>-1937,3</text:p>
          </table:table-cell>
          <table:table-cell office:value-type="float" office:value="-3704.6" table:style-name="ce1">
            <text:p>-3704,6</text:p>
          </table:table-cell>
          <table:table-cell office:value-type="float" office:value="-9328.7000000000007" table:style-name="ce1">
            <text:p>-9328,7</text:p>
          </table:table-cell>
          <table:table-cell office:value-type="float" office:value="3526.4" table:style-name="ce1">
            <text:p>3526,4</text:p>
          </table:table-cell>
          <table:table-cell office:value-type="float" office:value="-998.3" table:style-name="ce1">
            <text:p>-998,3</text:p>
          </table:table-cell>
          <table:table-cell office:value-type="float" office:value="-1099.0999999999999" table:style-name="ce1">
            <text:p>-1099,1</text:p>
          </table:table-cell>
          <table:table-cell office:value-type="float" office:value="-4433.1000000000004" table:style-name="ce1">
            <text:p>-4433,1</text:p>
          </table:table-cell>
          <table:table-cell office:value-type="float" office:value="-3088.4" table:style-name="ce1">
            <text:p>-3088,4</text:p>
          </table:table-cell>
          <table:table-cell office:value-type="float" office:value="-2707.1" table:style-name="ce1">
            <text:p>-2707,1</text:p>
          </table:table-cell>
          <table:table-cell office:value-type="float" office:value="2753.2" table:style-name="ce1">
            <text:p>2753,2</text:p>
          </table:table-cell>
          <table:table-cell office:value-type="float" office:value="-5114.3999999999996" table:style-name="ce1">
            <text:p>-5114,4</text:p>
          </table:table-cell>
          <table:table-cell office:value-type="float" office:value="-3516.6" table:style-name="ce1">
            <text:p>-3516,6</text:p>
          </table:table-cell>
          <table:table-cell office:value-type="float" office:value="-8599.1" table:style-name="ce1">
            <text:p>-8599,1</text:p>
          </table:table-cell>
          <table:table-cell office:value-type="float" office:value="-6423.9" table:style-name="ce1">
            <text:p>-6423,9</text:p>
          </table:table-cell>
          <table:table-cell table:number-columns-repeated="1636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-557.1" table:style-name="ce1">
            <text:p>-557,1</text:p>
          </table:table-cell>
          <table:table-cell office:value-type="float" office:value="236.1" table:style-name="ce1">
            <text:p>236,1</text:p>
          </table:table-cell>
          <table:table-cell office:value-type="float" office:value="2073.9" table:style-name="ce1">
            <text:p>2073,9</text:p>
          </table:table-cell>
          <table:table-cell office:value-type="float" office:value="-7837.4" table:style-name="ce1">
            <text:p>-7837,4</text:p>
          </table:table-cell>
          <table:table-cell office:value-type="float" office:value="-5143" table:style-name="ce1">
            <text:p>-5143</text:p>
          </table:table-cell>
          <table:table-cell office:value-type="float" office:value="-1395.2" table:style-name="ce1">
            <text:p>-1395,2</text:p>
          </table:table-cell>
          <table:table-cell office:value-type="float" office:value="3311.7" table:style-name="ce1">
            <text:p>3311,7</text:p>
          </table:table-cell>
          <table:table-cell office:value-type="float" office:value="-8067.1" table:style-name="ce1">
            <text:p>-8067,1</text:p>
          </table:table-cell>
          <table:table-cell office:value-type="float" office:value="3017.9" table:style-name="ce1">
            <text:p>3017,9</text:p>
          </table:table-cell>
          <table:table-cell office:value-type="float" office:value="-3418.6" table:style-name="ce1">
            <text:p>-3418,6</text:p>
          </table:table-cell>
          <table:table-cell office:value-type="float" office:value="2887.3" table:style-name="ce1">
            <text:p>2887,3</text:p>
          </table:table-cell>
          <table:table-cell office:value-type="float" office:value="3803.1" table:style-name="ce1">
            <text:p>3803,1</text:p>
          </table:table-cell>
          <table:table-cell office:value-type="float" office:value="-7495.9" table:style-name="ce1">
            <text:p>-7495,9</text:p>
          </table:table-cell>
          <table:table-cell office:value-type="float" office:value="-9324.1" table:style-name="ce1">
            <text:p>-9324,1</text:p>
          </table:table-cell>
          <table:table-cell table:number-columns-repeated="1636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-8173.9" table:style-name="ce1">
            <text:p>-8173,9</text:p>
          </table:table-cell>
          <table:table-cell office:value-type="float" office:value="393.6" table:style-name="ce1">
            <text:p>393,6</text:p>
          </table:table-cell>
          <table:table-cell office:value-type="float" office:value="-9342.5" table:style-name="ce1">
            <text:p>-9342,5</text:p>
          </table:table-cell>
          <table:table-cell office:value-type="float" office:value="-7488.1" table:style-name="ce1">
            <text:p>-7488,1</text:p>
          </table:table-cell>
          <table:table-cell office:value-type="float" office:value="-1167" table:style-name="ce1">
            <text:p>-1167</text:p>
          </table:table-cell>
          <table:table-cell office:value-type="float" office:value="3190.9" table:style-name="ce1">
            <text:p>3190,9</text:p>
          </table:table-cell>
          <table:table-cell office:value-type="float" office:value="-9532" table:style-name="ce1">
            <text:p>-9532</text:p>
          </table:table-cell>
          <table:table-cell office:value-type="float" office:value="-9683.1" table:style-name="ce1">
            <text:p>-9683,1</text:p>
          </table:table-cell>
          <table:table-cell office:value-type="float" office:value="-9741.5" table:style-name="ce1">
            <text:p>-9741,5</text:p>
          </table:table-cell>
          <table:table-cell office:value-type="float" office:value="-9159.5" table:style-name="ce1">
            <text:p>-9159,5</text:p>
          </table:table-cell>
          <table:table-cell office:value-type="float" office:value="-5282" table:style-name="ce1">
            <text:p>-5282</text:p>
          </table:table-cell>
          <table:table-cell office:value-type="float" office:value="-9864.7000000000007" table:style-name="ce1">
            <text:p>-9864,7</text:p>
          </table:table-cell>
          <table:table-cell office:value-type="float" office:value="-6524.3" table:style-name="ce1">
            <text:p>-6524,3</text:p>
          </table:table-cell>
          <table:table-cell office:value-type="float" office:value="-9464.5" table:style-name="ce1">
            <text:p>-9464,5</text:p>
          </table:table-cell>
          <table:table-cell table:number-columns-repeated="1636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147" table:style-name="ce1">
            <text:p>2147</text:p>
          </table:table-cell>
          <table:table-cell office:value-type="float" office:value="-2982.8" table:style-name="ce1">
            <text:p>-2982,8</text:p>
          </table:table-cell>
          <table:table-cell office:value-type="float" office:value="138.4" table:style-name="ce1">
            <text:p>138,4</text:p>
          </table:table-cell>
          <table:table-cell office:value-type="float" office:value="-1671.1" table:style-name="ce1">
            <text:p>-1671,1</text:p>
          </table:table-cell>
          <table:table-cell office:value-type="float" office:value="-3890.4" table:style-name="ce1">
            <text:p>-3890,4</text:p>
          </table:table-cell>
          <table:table-cell office:value-type="float" office:value="-5931.4" table:style-name="ce1">
            <text:p>-5931,4</text:p>
          </table:table-cell>
          <table:table-cell office:value-type="float" office:value="2056.3000000000002" table:style-name="ce1">
            <text:p>2056,3</text:p>
          </table:table-cell>
          <table:table-cell office:value-type="float" office:value="2164.8000000000002" table:style-name="ce1">
            <text:p>2164,8</text:p>
          </table:table-cell>
          <table:table-cell office:value-type="float" office:value="-5630" table:style-name="ce1">
            <text:p>-5630</text:p>
          </table:table-cell>
          <table:table-cell office:value-type="float" office:value="108.6" table:style-name="ce1">
            <text:p>108,6</text:p>
          </table:table-cell>
          <table:table-cell office:value-type="float" office:value="-5603.6" table:style-name="ce1">
            <text:p>-5603,6</text:p>
          </table:table-cell>
          <table:table-cell office:value-type="float" office:value="-3296.4" table:style-name="ce1">
            <text:p>-3296,4</text:p>
          </table:table-cell>
          <table:table-cell office:value-type="float" office:value="-6161.5" table:style-name="ce1">
            <text:p>-6161,5</text:p>
          </table:table-cell>
          <table:table-cell office:value-type="float" office:value="-9416.7999999999993" table:style-name="ce1">
            <text:p>-9416,8</text:p>
          </table:table-cell>
          <table:table-cell table:number-columns-repeated="1636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-6372.9" table:style-name="ce1">
            <text:p>-6372,9</text:p>
          </table:table-cell>
          <table:table-cell office:value-type="float" office:value="-6222.5" table:style-name="ce1">
            <text:p>-6222,5</text:p>
          </table:table-cell>
          <table:table-cell office:value-type="float" office:value="-30.8" table:style-name="ce1">
            <text:p>-30,8</text:p>
          </table:table-cell>
          <table:table-cell office:value-type="float" office:value="-1591" table:style-name="ce1">
            <text:p>-1591</text:p>
          </table:table-cell>
          <table:table-cell office:value-type="float" office:value="-3734.6" table:style-name="ce1">
            <text:p>-3734,6</text:p>
          </table:table-cell>
          <table:table-cell office:value-type="float" office:value="2556.4" table:style-name="ce1">
            <text:p>2556,4</text:p>
          </table:table-cell>
          <table:table-cell office:value-type="float" office:value="-3815.7" table:style-name="ce1">
            <text:p>-3815,7</text:p>
          </table:table-cell>
          <table:table-cell office:value-type="float" office:value="-1892.3" table:style-name="ce1">
            <text:p>-1892,3</text:p>
          </table:table-cell>
          <table:table-cell office:value-type="float" office:value="-4907.1000000000004" table:style-name="ce1">
            <text:p>-4907,1</text:p>
          </table:table-cell>
          <table:table-cell office:value-type="float" office:value="-5199.8999999999996" table:style-name="ce1">
            <text:p>-5199,9</text:p>
          </table:table-cell>
          <table:table-cell office:value-type="float" office:value="-5040.3" table:style-name="ce1">
            <text:p>-5040,3</text:p>
          </table:table-cell>
          <table:table-cell office:value-type="float" office:value="-7669" table:style-name="ce1">
            <text:p>-7669</text:p>
          </table:table-cell>
          <table:table-cell office:value-type="float" office:value="-5284" table:style-name="ce1">
            <text:p>-5284</text:p>
          </table:table-cell>
          <table:table-cell office:value-type="float" office:value="2717.9" table:style-name="ce1">
            <text:p>2717,9</text:p>
          </table:table-cell>
          <table:table-cell table:number-columns-repeated="1636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-8100.3" table:style-name="ce1">
            <text:p>-8100,3</text:p>
          </table:table-cell>
          <table:table-cell office:value-type="float" office:value="-3913.4" table:style-name="ce1">
            <text:p>-3913,4</text:p>
          </table:table-cell>
          <table:table-cell office:value-type="float" office:value="-429.8" table:style-name="ce1">
            <text:p>-429,8</text:p>
          </table:table-cell>
          <table:table-cell office:value-type="float" office:value="2804.5" table:style-name="ce1">
            <text:p>2804,5</text:p>
          </table:table-cell>
          <table:table-cell office:value-type="float" office:value="3908.4" table:style-name="ce1">
            <text:p>3908,4</text:p>
          </table:table-cell>
          <table:table-cell office:value-type="float" office:value="-4125.1000000000004" table:style-name="ce1">
            <text:p>-4125,1</text:p>
          </table:table-cell>
          <table:table-cell office:value-type="float" office:value="-6269.9" table:style-name="ce1">
            <text:p>-6269,9</text:p>
          </table:table-cell>
          <table:table-cell office:value-type="float" office:value="1169.7" table:style-name="ce1">
            <text:p>1169,7</text:p>
          </table:table-cell>
          <table:table-cell office:value-type="float" office:value="-6069.8" table:style-name="ce1">
            <text:p>-6069,8</text:p>
          </table:table-cell>
          <table:table-cell office:value-type="float" office:value="-5806.1" table:style-name="ce1">
            <text:p>-5806,1</text:p>
          </table:table-cell>
          <table:table-cell office:value-type="float" office:value="3818.9" table:style-name="ce1">
            <text:p>3818,9</text:p>
          </table:table-cell>
          <table:table-cell office:value-type="float" office:value="-8179.4" table:style-name="ce1">
            <text:p>-8179,4</text:p>
          </table:table-cell>
          <table:table-cell office:value-type="float" office:value="-8314.4" table:style-name="ce1">
            <text:p>-8314,4</text:p>
          </table:table-cell>
          <table:table-cell office:value-type="float" office:value="-9471" table:style-name="ce1">
            <text:p>-9471</text:p>
          </table:table-cell>
          <table:table-cell table:number-columns-repeated="1636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269.60000000000002" table:style-name="ce1">
            <text:p>269,6</text:p>
          </table:table-cell>
          <table:table-cell office:value-type="float" office:value="-3710.4" table:style-name="ce1">
            <text:p>-3710,4</text:p>
          </table:table-cell>
          <table:table-cell office:value-type="float" office:value="1306.4000000000001" table:style-name="ce1">
            <text:p>1306,4</text:p>
          </table:table-cell>
          <table:table-cell office:value-type="float" office:value="292.8" table:style-name="ce1">
            <text:p>292,8</text:p>
          </table:table-cell>
          <table:table-cell office:value-type="float" office:value="-1776.2" table:style-name="ce1">
            <text:p>-1776,2</text:p>
          </table:table-cell>
          <table:table-cell office:value-type="float" office:value="-3188.1" table:style-name="ce1">
            <text:p>-3188,1</text:p>
          </table:table-cell>
          <table:table-cell office:value-type="float" office:value="-2280.9" table:style-name="ce1">
            <text:p>-2280,9</text:p>
          </table:table-cell>
          <table:table-cell office:value-type="float" office:value="-5357.1" table:style-name="ce1">
            <text:p>-5357,1</text:p>
          </table:table-cell>
          <table:table-cell office:value-type="float" office:value="-8459.1" table:style-name="ce1">
            <text:p>-8459,1</text:p>
          </table:table-cell>
          <table:table-cell office:value-type="float" office:value="832.1" table:style-name="ce1">
            <text:p>832,1</text:p>
          </table:table-cell>
          <table:table-cell office:value-type="float" office:value="-9365.7000000000007" table:style-name="ce1">
            <text:p>-9365,7</text:p>
          </table:table-cell>
          <table:table-cell office:value-type="float" office:value="-7939" table:style-name="ce1">
            <text:p>-7939</text:p>
          </table:table-cell>
          <table:table-cell office:value-type="float" office:value="-4915.8" table:style-name="ce1">
            <text:p>-4915,8</text:p>
          </table:table-cell>
          <table:table-cell table:number-columns-repeated="1636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-5870" table:style-name="ce1">
            <text:p>-5870</text:p>
          </table:table-cell>
          <table:table-cell office:value-type="float" office:value="-1681.6" table:style-name="ce1">
            <text:p>-1681,6</text:p>
          </table:table-cell>
          <table:table-cell office:value-type="float" office:value="-7592.7" table:style-name="ce1">
            <text:p>-7592,7</text:p>
          </table:table-cell>
          <table:table-cell office:value-type="float" office:value="-3815.7" table:style-name="ce1">
            <text:p>-3815,7</text:p>
          </table:table-cell>
          <table:table-cell office:value-type="float" office:value="-3602.2" table:style-name="ce1">
            <text:p>-3602,2</text:p>
          </table:table-cell>
          <table:table-cell office:value-type="float" office:value="-789.5" table:style-name="ce1">
            <text:p>-789,5</text:p>
          </table:table-cell>
          <table:table-cell office:value-type="float" office:value="614" table:style-name="ce1">
            <text:p>614</text:p>
          </table:table-cell>
          <table:table-cell office:value-type="float" office:value="-2801.6" table:style-name="ce1">
            <text:p>-2801,6</text:p>
          </table:table-cell>
          <table:table-cell office:value-type="float" office:value="3166.7" table:style-name="ce1">
            <text:p>3166,7</text:p>
          </table:table-cell>
          <table:table-cell office:value-type="float" office:value="-729.6" table:style-name="ce1">
            <text:p>-729,6</text:p>
          </table:table-cell>
          <table:table-cell office:value-type="float" office:value="-8895.2000000000007" table:style-name="ce1">
            <text:p>-8895,2</text:p>
          </table:table-cell>
          <table:table-cell office:value-type="float" office:value="3817.6" table:style-name="ce1">
            <text:p>3817,6</text:p>
          </table:table-cell>
          <table:table-cell office:value-type="float" office:value="-7432.6" table:style-name="ce1">
            <text:p>-7432,6</text:p>
          </table:table-cell>
          <table:table-cell office:value-type="float" office:value="-1435.2" table:style-name="ce1">
            <text:p>-1435,2</text:p>
          </table:table-cell>
          <table:table-cell table:number-columns-repeated="1636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229.6999999999998" table:style-name="ce1">
            <text:p>2229,7</text:p>
          </table:table-cell>
          <table:table-cell office:value-type="float" office:value="-349.6" table:style-name="ce1">
            <text:p>-349,6</text:p>
          </table:table-cell>
          <table:table-cell office:value-type="float" office:value="2460.3000000000002" table:style-name="ce1">
            <text:p>2460,3</text:p>
          </table:table-cell>
          <table:table-cell office:value-type="float" office:value="-8906.1" table:style-name="ce1">
            <text:p>-8906,1</text:p>
          </table:table-cell>
          <table:table-cell office:value-type="float" office:value="3677.7" table:style-name="ce1">
            <text:p>3677,7</text:p>
          </table:table-cell>
          <table:table-cell office:value-type="float" office:value="-3424.6" table:style-name="ce1">
            <text:p>-3424,6</text:p>
          </table:table-cell>
          <table:table-cell office:value-type="float" office:value="-5218.5" table:style-name="ce1">
            <text:p>-5218,5</text:p>
          </table:table-cell>
          <table:table-cell office:value-type="float" office:value="-9865.2999999999993" table:style-name="ce1">
            <text:p>-9865,3</text:p>
          </table:table-cell>
          <table:table-cell office:value-type="float" office:value="-8694.7999999999993" table:style-name="ce1">
            <text:p>-8694,8</text:p>
          </table:table-cell>
          <table:table-cell office:value-type="float" office:value="-7555.8" table:style-name="ce1">
            <text:p>-7555,8</text:p>
          </table:table-cell>
          <table:table-cell office:value-type="float" office:value="-4525.6000000000004" table:style-name="ce1">
            <text:p>-4525,6</text:p>
          </table:table-cell>
          <table:table-cell office:value-type="float" office:value="-8603.5" table:style-name="ce1">
            <text:p>-8603,5</text:p>
          </table:table-cell>
          <table:table-cell office:value-type="float" office:value="346.5" table:style-name="ce1">
            <text:p>346,5</text:p>
          </table:table-cell>
          <table:table-cell office:value-type="float" office:value="-1846.9" table:style-name="ce1">
            <text:p>-1846,9</text:p>
          </table:table-cell>
          <table:table-cell table:number-columns-repeated="1636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40.8" table:style-name="ce1">
            <text:p>2040,8</text:p>
          </table:table-cell>
          <table:table-cell office:value-type="float" office:value="-8754.1" table:style-name="ce1">
            <text:p>-8754,1</text:p>
          </table:table-cell>
          <table:table-cell office:value-type="float" office:value="-8813.7000000000007" table:style-name="ce1">
            <text:p>-8813,7</text:p>
          </table:table-cell>
          <table:table-cell office:value-type="float" office:value="-7909.1" table:style-name="ce1">
            <text:p>-7909,1</text:p>
          </table:table-cell>
          <table:table-cell office:value-type="float" office:value="1958" table:style-name="ce1">
            <text:p>1958</text:p>
          </table:table-cell>
          <table:table-cell office:value-type="float" office:value="-3382.5" table:style-name="ce1">
            <text:p>-3382,5</text:p>
          </table:table-cell>
          <table:table-cell office:value-type="float" office:value="-8922.7000000000007" table:style-name="ce1">
            <text:p>-8922,7</text:p>
          </table:table-cell>
          <table:table-cell office:value-type="float" office:value="-6699.7" table:style-name="ce1">
            <text:p>-6699,7</text:p>
          </table:table-cell>
          <table:table-cell office:value-type="float" office:value="3440.3" table:style-name="ce1">
            <text:p>3440,3</text:p>
          </table:table-cell>
          <table:table-cell office:value-type="float" office:value="-2041.8" table:style-name="ce1">
            <text:p>-2041,8</text:p>
          </table:table-cell>
          <table:table-cell office:value-type="float" office:value="-2207.5" table:style-name="ce1">
            <text:p>-2207,5</text:p>
          </table:table-cell>
          <table:table-cell office:value-type="float" office:value="1292.0999999999999" table:style-name="ce1">
            <text:p>1292,1</text:p>
          </table:table-cell>
          <table:table-cell office:value-type="float" office:value="-4811.8999999999996" table:style-name="ce1">
            <text:p>-4811,9</text:p>
          </table:table-cell>
          <table:table-cell office:value-type="float" office:value="2569.6999999999998" table:style-name="ce1">
            <text:p>2569,7</text:p>
          </table:table-cell>
          <table:table-cell table:number-columns-repeated="1636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-1866.5" table:style-name="ce1">
            <text:p>-1866,5</text:p>
          </table:table-cell>
          <table:table-cell office:value-type="float" office:value="-3446.7" table:style-name="ce1">
            <text:p>-3446,7</text:p>
          </table:table-cell>
          <table:table-cell office:value-type="float" office:value="1582.6" table:style-name="ce1">
            <text:p>1582,6</text:p>
          </table:table-cell>
          <table:table-cell office:value-type="float" office:value="404.3" table:style-name="ce1">
            <text:p>404,3</text:p>
          </table:table-cell>
          <table:table-cell office:value-type="float" office:value="-910.5" table:style-name="ce1">
            <text:p>-910,5</text:p>
          </table:table-cell>
          <table:table-cell office:value-type="float" office:value="-7440.6" table:style-name="ce1">
            <text:p>-7440,6</text:p>
          </table:table-cell>
          <table:table-cell office:value-type="float" office:value="-4217.1000000000004" table:style-name="ce1">
            <text:p>-4217,1</text:p>
          </table:table-cell>
          <table:table-cell office:value-type="float" office:value="2373.8000000000002" table:style-name="ce1">
            <text:p>2373,8</text:p>
          </table:table-cell>
          <table:table-cell office:value-type="float" office:value="-3989.4" table:style-name="ce1">
            <text:p>-3989,4</text:p>
          </table:table-cell>
          <table:table-cell office:value-type="float" office:value="3637" table:style-name="ce1">
            <text:p>3637</text:p>
          </table:table-cell>
          <table:table-cell office:value-type="float" office:value="-3215.1" table:style-name="ce1">
            <text:p>-3215,1</text:p>
          </table:table-cell>
          <table:table-cell office:value-type="float" office:value="-6783.9" table:style-name="ce1">
            <text:p>-6783,9</text:p>
          </table:table-cell>
          <table:table-cell office:value-type="float" office:value="-7040.8" table:style-name="ce1">
            <text:p>-7040,8</text:p>
          </table:table-cell>
          <table:table-cell office:value-type="float" office:value="-7191.6" table:style-name="ce1">
            <text:p>-7191,6</text:p>
          </table:table-cell>
          <table:table-cell table:number-columns-repeated="1636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004.3" table:style-name="ce1">
            <text:p>3004,3</text:p>
          </table:table-cell>
          <table:table-cell office:value-type="float" office:value="-6764.6" table:style-name="ce1">
            <text:p>-6764,6</text:p>
          </table:table-cell>
          <table:table-cell office:value-type="float" office:value="1575.4" table:style-name="ce1">
            <text:p>1575,4</text:p>
          </table:table-cell>
          <table:table-cell office:value-type="float" office:value="3330.5" table:style-name="ce1">
            <text:p>3330,5</text:p>
          </table:table-cell>
          <table:table-cell office:value-type="float" office:value="3030.7" table:style-name="ce1">
            <text:p>3030,7</text:p>
          </table:table-cell>
          <table:table-cell office:value-type="float" office:value="-9548.7999999999993" table:style-name="ce1">
            <text:p>-9548,8</text:p>
          </table:table-cell>
          <table:table-cell office:value-type="float" office:value="-7491.8" table:style-name="ce1">
            <text:p>-7491,8</text:p>
          </table:table-cell>
          <table:table-cell office:value-type="float" office:value="-6522" table:style-name="ce1">
            <text:p>-6522</text:p>
          </table:table-cell>
          <table:table-cell office:value-type="float" office:value="-564.9" table:style-name="ce1">
            <text:p>-564,9</text:p>
          </table:table-cell>
          <table:table-cell office:value-type="float" office:value="285.7" table:style-name="ce1">
            <text:p>285,7</text:p>
          </table:table-cell>
          <table:table-cell office:value-type="float" office:value="1574.8" table:style-name="ce1">
            <text:p>1574,8</text:p>
          </table:table-cell>
          <table:table-cell office:value-type="float" office:value="-4832.7" table:style-name="ce1">
            <text:p>-4832,7</text:p>
          </table:table-cell>
          <table:table-cell office:value-type="float" office:value="-8046.3" table:style-name="ce1">
            <text:p>-8046,3</text:p>
          </table:table-cell>
          <table:table-cell office:value-type="float" office:value="3252.2" table:style-name="ce1">
            <text:p>3252,2</text:p>
          </table:table-cell>
          <table:table-cell table:number-columns-repeated="1636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-6470.8" table:style-name="ce1">
            <text:p>-6470,8</text:p>
          </table:table-cell>
          <table:table-cell office:value-type="float" office:value="-7693.1" table:style-name="ce1">
            <text:p>-7693,1</text:p>
          </table:table-cell>
          <table:table-cell office:value-type="float" office:value="-3391.6" table:style-name="ce1">
            <text:p>-3391,6</text:p>
          </table:table-cell>
          <table:table-cell office:value-type="float" office:value="-2550.9" table:style-name="ce1">
            <text:p>-2550,9</text:p>
          </table:table-cell>
          <table:table-cell office:value-type="float" office:value="-5692.7" table:style-name="ce1">
            <text:p>-5692,7</text:p>
          </table:table-cell>
          <table:table-cell office:value-type="float" office:value="-5519.9" table:style-name="ce1">
            <text:p>-5519,9</text:p>
          </table:table-cell>
          <table:table-cell office:value-type="float" office:value="-3501.1" table:style-name="ce1">
            <text:p>-3501,1</text:p>
          </table:table-cell>
          <table:table-cell office:value-type="float" office:value="1965.3" table:style-name="ce1">
            <text:p>1965,3</text:p>
          </table:table-cell>
          <table:table-cell office:value-type="float" office:value="-4951.2" table:style-name="ce1">
            <text:p>-4951,2</text:p>
          </table:table-cell>
          <table:table-cell office:value-type="float" office:value="-9778.4" table:style-name="ce1">
            <text:p>-9778,4</text:p>
          </table:table-cell>
          <table:table-cell office:value-type="float" office:value="-8931.6" table:style-name="ce1">
            <text:p>-8931,6</text:p>
          </table:table-cell>
          <table:table-cell office:value-type="float" office:value="1477.5" table:style-name="ce1">
            <text:p>1477,5</text:p>
          </table:table-cell>
          <table:table-cell office:value-type="float" office:value="2253.4" table:style-name="ce1">
            <text:p>2253,4</text:p>
          </table:table-cell>
          <table:table-cell office:value-type="float" office:value="-1555.5" table:style-name="ce1">
            <text:p>-1555,5</text:p>
          </table:table-cell>
          <table:table-cell table:number-columns-repeated="1636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-3453.8" table:style-name="ce1">
            <text:p>-3453,8</text:p>
          </table:table-cell>
          <table:table-cell office:value-type="float" office:value="-5273.6" table:style-name="ce1">
            <text:p>-5273,6</text:p>
          </table:table-cell>
          <table:table-cell office:value-type="float" office:value="-6188.6" table:style-name="ce1">
            <text:p>-6188,6</text:p>
          </table:table-cell>
          <table:table-cell office:value-type="float" office:value="-1438.5" table:style-name="ce1">
            <text:p>-1438,5</text:p>
          </table:table-cell>
          <table:table-cell office:value-type="float" office:value="2093.8000000000002" table:style-name="ce1">
            <text:p>2093,8</text:p>
          </table:table-cell>
          <table:table-cell office:value-type="float" office:value="801.5" table:style-name="ce1">
            <text:p>801,5</text:p>
          </table:table-cell>
          <table:table-cell office:value-type="float" office:value="-3224.1" table:style-name="ce1">
            <text:p>-3224,1</text:p>
          </table:table-cell>
          <table:table-cell office:value-type="float" office:value="-4465.8" table:style-name="ce1">
            <text:p>-4465,8</text:p>
          </table:table-cell>
          <table:table-cell office:value-type="float" office:value="-4445.3999999999996" table:style-name="ce1">
            <text:p>-4445,4</text:p>
          </table:table-cell>
          <table:table-cell office:value-type="float" office:value="3612.3" table:style-name="ce1">
            <text:p>3612,3</text:p>
          </table:table-cell>
          <table:table-cell office:value-type="float" office:value="-5470.7" table:style-name="ce1">
            <text:p>-5470,7</text:p>
          </table:table-cell>
          <table:table-cell office:value-type="float" office:value="-3108.6" table:style-name="ce1">
            <text:p>-3108,6</text:p>
          </table:table-cell>
          <table:table-cell office:value-type="float" office:value="-3700.6" table:style-name="ce1">
            <text:p>-3700,6</text:p>
          </table:table-cell>
          <table:table-cell office:value-type="float" office:value="-8913.1" table:style-name="ce1">
            <text:p>-8913,1</text:p>
          </table:table-cell>
          <table:table-cell table:number-columns-repeated="1636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-5791.6" table:style-name="ce1">
            <text:p>-5791,6</text:p>
          </table:table-cell>
          <table:table-cell office:value-type="float" office:value="-7627.2" table:style-name="ce1">
            <text:p>-7627,2</text:p>
          </table:table-cell>
          <table:table-cell office:value-type="float" office:value="220.7" table:style-name="ce1">
            <text:p>220,7</text:p>
          </table:table-cell>
          <table:table-cell office:value-type="float" office:value="-3892.3" table:style-name="ce1">
            <text:p>-3892,3</text:p>
          </table:table-cell>
          <table:table-cell office:value-type="float" office:value="-9442.2000000000007" table:style-name="ce1">
            <text:p>-9442,2</text:p>
          </table:table-cell>
          <table:table-cell office:value-type="float" office:value="3270.3" table:style-name="ce1">
            <text:p>3270,3</text:p>
          </table:table-cell>
          <table:table-cell office:value-type="float" office:value="-3339.4" table:style-name="ce1">
            <text:p>-3339,4</text:p>
          </table:table-cell>
          <table:table-cell office:value-type="float" office:value="-577" table:style-name="ce1">
            <text:p>-577</text:p>
          </table:table-cell>
          <table:table-cell office:value-type="float" office:value="-5341.6" table:style-name="ce1">
            <text:p>-5341,6</text:p>
          </table:table-cell>
          <table:table-cell office:value-type="float" office:value="-6601.4" table:style-name="ce1">
            <text:p>-6601,4</text:p>
          </table:table-cell>
          <table:table-cell office:value-type="float" office:value="-6657" table:style-name="ce1">
            <text:p>-6657</text:p>
          </table:table-cell>
          <table:table-cell office:value-type="float" office:value="1923.3" table:style-name="ce1">
            <text:p>1923,3</text:p>
          </table:table-cell>
          <table:table-cell office:value-type="float" office:value="-9490.1" table:style-name="ce1">
            <text:p>-9490,1</text:p>
          </table:table-cell>
          <table:table-cell office:value-type="float" office:value="-6283.4" table:style-name="ce1">
            <text:p>-6283,4</text:p>
          </table:table-cell>
          <table:table-cell table:number-columns-repeated="1636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609.2" table:style-name="ce1">
            <text:p>3609,2</text:p>
          </table:table-cell>
          <table:table-cell office:value-type="float" office:value="2472.5" table:style-name="ce1">
            <text:p>2472,5</text:p>
          </table:table-cell>
          <table:table-cell office:value-type="float" office:value="-8083.8" table:style-name="ce1">
            <text:p>-8083,8</text:p>
          </table:table-cell>
          <table:table-cell office:value-type="float" office:value="-6437.7" table:style-name="ce1">
            <text:p>-6437,7</text:p>
          </table:table-cell>
          <table:table-cell office:value-type="float" office:value="447.2" table:style-name="ce1">
            <text:p>447,2</text:p>
          </table:table-cell>
          <table:table-cell office:value-type="float" office:value="-1412" table:style-name="ce1">
            <text:p>-1412</text:p>
          </table:table-cell>
          <table:table-cell office:value-type="float" office:value="-9996.4" table:style-name="ce1">
            <text:p>-9996,4</text:p>
          </table:table-cell>
          <table:table-cell office:value-type="float" office:value="-7031.8" table:style-name="ce1">
            <text:p>-7031,8</text:p>
          </table:table-cell>
          <table:table-cell office:value-type="float" office:value="1828.9" table:style-name="ce1">
            <text:p>1828,9</text:p>
          </table:table-cell>
          <table:table-cell office:value-type="float" office:value="-4748.7" table:style-name="ce1">
            <text:p>-4748,7</text:p>
          </table:table-cell>
          <table:table-cell office:value-type="float" office:value="-9341.7000000000007" table:style-name="ce1">
            <text:p>-9341,7</text:p>
          </table:table-cell>
          <table:table-cell office:value-type="float" office:value="695" table:style-name="ce1">
            <text:p>695</text:p>
          </table:table-cell>
          <table:table-cell office:value-type="float" office:value="-1229.3" table:style-name="ce1">
            <text:p>-1229,3</text:p>
          </table:table-cell>
          <table:table-cell office:value-type="float" office:value="3764.4" table:style-name="ce1">
            <text:p>3764,4</text:p>
          </table:table-cell>
          <table:table-cell table:number-columns-repeated="1636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-6540.6" table:style-name="ce1">
            <text:p>-6540,6</text:p>
          </table:table-cell>
          <table:table-cell office:value-type="float" office:value="-1381.5" table:style-name="ce1">
            <text:p>-1381,5</text:p>
          </table:table-cell>
          <table:table-cell office:value-type="float" office:value="-7213.6" table:style-name="ce1">
            <text:p>-7213,6</text:p>
          </table:table-cell>
          <table:table-cell office:value-type="float" office:value="-4210.7" table:style-name="ce1">
            <text:p>-4210,7</text:p>
          </table:table-cell>
          <table:table-cell office:value-type="float" office:value="-375.5" table:style-name="ce1">
            <text:p>-375,5</text:p>
          </table:table-cell>
          <table:table-cell office:value-type="float" office:value="-3186.8" table:style-name="ce1">
            <text:p>-3186,8</text:p>
          </table:table-cell>
          <table:table-cell office:value-type="float" office:value="-3909.6" table:style-name="ce1">
            <text:p>-3909,6</text:p>
          </table:table-cell>
          <table:table-cell office:value-type="float" office:value="539.6" table:style-name="ce1">
            <text:p>539,6</text:p>
          </table:table-cell>
          <table:table-cell office:value-type="float" office:value="-3508.3" table:style-name="ce1">
            <text:p>-3508,3</text:p>
          </table:table-cell>
          <table:table-cell office:value-type="float" office:value="-6994.8" table:style-name="ce1">
            <text:p>-6994,8</text:p>
          </table:table-cell>
          <table:table-cell office:value-type="float" office:value="-279.7" table:style-name="ce1">
            <text:p>-279,7</text:p>
          </table:table-cell>
          <table:table-cell office:value-type="float" office:value="-1910.3" table:style-name="ce1">
            <text:p>-1910,3</text:p>
          </table:table-cell>
          <table:table-cell office:value-type="float" office:value="-4976.8" table:style-name="ce1">
            <text:p>-4976,8</text:p>
          </table:table-cell>
          <table:table-cell office:value-type="float" office:value="-8329.2999999999993" table:style-name="ce1">
            <text:p>-8329,3</text:p>
          </table:table-cell>
          <table:table-cell table:number-columns-repeated="1636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651.2" table:style-name="ce1">
            <text:p>1651,2</text:p>
          </table:table-cell>
          <table:table-cell office:value-type="float" office:value="-5120.2" table:style-name="ce1">
            <text:p>-5120,2</text:p>
          </table:table-cell>
          <table:table-cell office:value-type="float" office:value="3840.5" table:style-name="ce1">
            <text:p>3840,5</text:p>
          </table:table-cell>
          <table:table-cell office:value-type="float" office:value="-4511.8" table:style-name="ce1">
            <text:p>-4511,8</text:p>
          </table:table-cell>
          <table:table-cell office:value-type="float" office:value="-7293.3" table:style-name="ce1">
            <text:p>-7293,3</text:p>
          </table:table-cell>
          <table:table-cell office:value-type="float" office:value="-5047.1000000000004" table:style-name="ce1">
            <text:p>-5047,1</text:p>
          </table:table-cell>
          <table:table-cell office:value-type="float" office:value="-1709.1" table:style-name="ce1">
            <text:p>-1709,1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-7649.4" table:style-name="ce1">
            <text:p>-7649,4</text:p>
          </table:table-cell>
          <table:table-cell office:value-type="float" office:value="3204.7" table:style-name="ce1">
            <text:p>3204,7</text:p>
          </table:table-cell>
          <table:table-cell office:value-type="float" office:value="3978.2" table:style-name="ce1">
            <text:p>3978,2</text:p>
          </table:table-cell>
          <table:table-cell office:value-type="float" office:value="-6331.2" table:style-name="ce1">
            <text:p>-6331,2</text:p>
          </table:table-cell>
          <table:table-cell office:value-type="float" office:value="-7148" table:style-name="ce1">
            <text:p>-7148</text:p>
          </table:table-cell>
          <table:table-cell office:value-type="float" office:value="-1538.8" table:style-name="ce1">
            <text:p>-1538,8</text:p>
          </table:table-cell>
          <table:table-cell table:number-columns-repeated="1636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-8672.2999999999993" table:style-name="ce1">
            <text:p>-8672,3</text:p>
          </table:table-cell>
          <table:table-cell office:value-type="float" office:value="-7652.8" table:style-name="ce1">
            <text:p>-7652,8</text:p>
          </table:table-cell>
          <table:table-cell office:value-type="float" office:value="-6958.7" table:style-name="ce1">
            <text:p>-6958,7</text:p>
          </table:table-cell>
          <table:table-cell office:value-type="float" office:value="3902.8" table:style-name="ce1">
            <text:p>3902,8</text:p>
          </table:table-cell>
          <table:table-cell office:value-type="float" office:value="2341.4" table:style-name="ce1">
            <text:p>2341,4</text:p>
          </table:table-cell>
          <table:table-cell office:value-type="float" office:value="10.5" table:style-name="ce1">
            <text:p>10,5</text:p>
          </table:table-cell>
          <table:table-cell office:value-type="float" office:value="-9975" table:style-name="ce1">
            <text:p>-9975</text:p>
          </table:table-cell>
          <table:table-cell office:value-type="float" office:value="2202.1" table:style-name="ce1">
            <text:p>2202,1</text:p>
          </table:table-cell>
          <table:table-cell office:value-type="float" office:value="-8008" table:style-name="ce1">
            <text:p>-8008</text:p>
          </table:table-cell>
          <table:table-cell office:value-type="float" office:value="-6132.2" table:style-name="ce1">
            <text:p>-6132,2</text:p>
          </table:table-cell>
          <table:table-cell office:value-type="float" office:value="360.1" table:style-name="ce1">
            <text:p>360,1</text:p>
          </table:table-cell>
          <table:table-cell office:value-type="float" office:value="-1895" table:style-name="ce1">
            <text:p>-1895</text:p>
          </table:table-cell>
          <table:table-cell office:value-type="float" office:value="-9386.4" table:style-name="ce1">
            <text:p>-9386,4</text:p>
          </table:table-cell>
          <table:table-cell office:value-type="float" office:value="-605.29999999999995" table:style-name="ce1">
            <text:p>-605,3</text:p>
          </table:table-cell>
          <table:table-cell table:number-columns-repeated="1636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599.1" table:style-name="ce1">
            <text:p>3599,1</text:p>
          </table:table-cell>
          <table:table-cell office:value-type="float" office:value="-2798.5" table:style-name="ce1">
            <text:p>-2798,5</text:p>
          </table:table-cell>
          <table:table-cell office:value-type="float" office:value="3591.5" table:style-name="ce1">
            <text:p>3591,5</text:p>
          </table:table-cell>
          <table:table-cell office:value-type="float" office:value="-6540.6" table:style-name="ce1">
            <text:p>-6540,6</text:p>
          </table:table-cell>
          <table:table-cell office:value-type="float" office:value="2876.8" table:style-name="ce1">
            <text:p>2876,8</text:p>
          </table:table-cell>
          <table:table-cell office:value-type="float" office:value="-9250.9" table:style-name="ce1">
            <text:p>-9250,9</text:p>
          </table:table-cell>
          <table:table-cell office:value-type="float" office:value="-8814.2000000000007" table:style-name="ce1">
            <text:p>-8814,2</text:p>
          </table:table-cell>
          <table:table-cell office:value-type="float" office:value="-6388.3" table:style-name="ce1">
            <text:p>-6388,3</text:p>
          </table:table-cell>
          <table:table-cell office:value-type="float" office:value="-6660.1" table:style-name="ce1">
            <text:p>-6660,1</text:p>
          </table:table-cell>
          <table:table-cell office:value-type="float" office:value="-9985.9" table:style-name="ce1">
            <text:p>-9985,9</text:p>
          </table:table-cell>
          <table:table-cell office:value-type="float" office:value="1900.5" table:style-name="ce1">
            <text:p>1900,5</text:p>
          </table:table-cell>
          <table:table-cell office:value-type="float" office:value="-9676.7999999999993" table:style-name="ce1">
            <text:p>-9676,8</text:p>
          </table:table-cell>
          <table:table-cell office:value-type="float" office:value="2589.1999999999998" table:style-name="ce1">
            <text:p>2589,2</text:p>
          </table:table-cell>
          <table:table-cell office:value-type="float" office:value="2924.1" table:style-name="ce1">
            <text:p>2924,1</text:p>
          </table:table-cell>
          <table:table-cell table:number-columns-repeated="1636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257.8000000000002" table:style-name="ce1">
            <text:p>2257,8</text:p>
          </table:table-cell>
          <table:table-cell office:value-type="float" office:value="-3000.5" table:style-name="ce1">
            <text:p>-3000,5</text:p>
          </table:table-cell>
          <table:table-cell office:value-type="float" office:value="-7364.2" table:style-name="ce1">
            <text:p>-7364,2</text:p>
          </table:table-cell>
          <table:table-cell office:value-type="float" office:value="-4598.5" table:style-name="ce1">
            <text:p>-4598,5</text:p>
          </table:table-cell>
          <table:table-cell office:value-type="float" office:value="-2951" table:style-name="ce1">
            <text:p>-2951</text:p>
          </table:table-cell>
          <table:table-cell office:value-type="float" office:value="3783" table:style-name="ce1">
            <text:p>3783</text:p>
          </table:table-cell>
          <table:table-cell office:value-type="float" office:value="-6096.5" table:style-name="ce1">
            <text:p>-6096,5</text:p>
          </table:table-cell>
          <table:table-cell office:value-type="float" office:value="-8612.2999999999993" table:style-name="ce1">
            <text:p>-8612,3</text:p>
          </table:table-cell>
          <table:table-cell office:value-type="float" office:value="-1193.2" table:style-name="ce1">
            <text:p>-1193,2</text:p>
          </table:table-cell>
          <table:table-cell office:value-type="float" office:value="-7461.3" table:style-name="ce1">
            <text:p>-7461,3</text:p>
          </table:table-cell>
          <table:table-cell office:value-type="float" office:value="-3432.7" table:style-name="ce1">
            <text:p>-3432,7</text:p>
          </table:table-cell>
          <table:table-cell office:value-type="float" office:value="-1429.7" table:style-name="ce1">
            <text:p>-1429,7</text:p>
          </table:table-cell>
          <table:table-cell office:value-type="float" office:value="-56.4" table:style-name="ce1">
            <text:p>-56,4</text:p>
          </table:table-cell>
          <table:table-cell office:value-type="float" office:value="-6170.5" table:style-name="ce1">
            <text:p>-6170,5</text:p>
          </table:table-cell>
          <table:table-cell table:number-columns-repeated="1636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-4187.3" table:style-name="ce1">
            <text:p>-4187,3</text:p>
          </table:table-cell>
          <table:table-cell office:value-type="float" office:value="-6694.2" table:style-name="ce1">
            <text:p>-6694,2</text:p>
          </table:table-cell>
          <table:table-cell office:value-type="float" office:value="3049.1" table:style-name="ce1">
            <text:p>3049,1</text:p>
          </table:table-cell>
          <table:table-cell office:value-type="float" office:value="-6280.1" table:style-name="ce1">
            <text:p>-6280,1</text:p>
          </table:table-cell>
          <table:table-cell office:value-type="float" office:value="-9174" table:style-name="ce1">
            <text:p>-9174</text:p>
          </table:table-cell>
          <table:table-cell office:value-type="float" office:value="3109.7" table:style-name="ce1">
            <text:p>3109,7</text:p>
          </table:table-cell>
          <table:table-cell office:value-type="float" office:value="-3044.2" table:style-name="ce1">
            <text:p>-3044,2</text:p>
          </table:table-cell>
          <table:table-cell office:value-type="float" office:value="293.2" table:style-name="ce1">
            <text:p>293,2</text:p>
          </table:table-cell>
          <table:table-cell office:value-type="float" office:value="-6039.7" table:style-name="ce1">
            <text:p>-6039,7</text:p>
          </table:table-cell>
          <table:table-cell office:value-type="float" office:value="1755.6" table:style-name="ce1">
            <text:p>1755,6</text:p>
          </table:table-cell>
          <table:table-cell office:value-type="float" office:value="-620.9" table:style-name="ce1">
            <text:p>-620,9</text:p>
          </table:table-cell>
          <table:table-cell office:value-type="float" office:value="2615" table:style-name="ce1">
            <text:p>2615</text:p>
          </table:table-cell>
          <table:table-cell office:value-type="float" office:value="3244.2" table:style-name="ce1">
            <text:p>3244,2</text:p>
          </table:table-cell>
          <table:table-cell office:value-type="float" office:value="3371" table:style-name="ce1">
            <text:p>3371</text:p>
          </table:table-cell>
          <table:table-cell table:number-columns-repeated="1636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-1890.4" table:style-name="ce1">
            <text:p>-1890,4</text:p>
          </table:table-cell>
          <table:table-cell office:value-type="float" office:value="746.1" table:style-name="ce1">
            <text:p>746,1</text:p>
          </table:table-cell>
          <table:table-cell office:value-type="float" office:value="-5775.2" table:style-name="ce1">
            <text:p>-5775,2</text:p>
          </table:table-cell>
          <table:table-cell office:value-type="float" office:value="-911.3" table:style-name="ce1">
            <text:p>-911,3</text:p>
          </table:table-cell>
          <table:table-cell office:value-type="float" office:value="-8826.2999999999993" table:style-name="ce1">
            <text:p>-8826,3</text:p>
          </table:table-cell>
          <table:table-cell office:value-type="float" office:value="256.39999999999998" table:style-name="ce1">
            <text:p>256,4</text:p>
          </table:table-cell>
          <table:table-cell office:value-type="float" office:value="-77.7" table:style-name="ce1">
            <text:p>-77,7</text:p>
          </table:table-cell>
          <table:table-cell office:value-type="float" office:value="-1885.3" table:style-name="ce1">
            <text:p>-1885,3</text:p>
          </table:table-cell>
          <table:table-cell office:value-type="float" office:value="-1249.4000000000001" table:style-name="ce1">
            <text:p>-1249,4</text:p>
          </table:table-cell>
          <table:table-cell office:value-type="float" office:value="-4660.3999999999996" table:style-name="ce1">
            <text:p>-4660,4</text:p>
          </table:table-cell>
          <table:table-cell office:value-type="float" office:value="-8450.2999999999993" table:style-name="ce1">
            <text:p>-8450,3</text:p>
          </table:table-cell>
          <table:table-cell office:value-type="float" office:value="-7479.7" table:style-name="ce1">
            <text:p>-7479,7</text:p>
          </table:table-cell>
          <table:table-cell office:value-type="float" office:value="-5166.6000000000004" table:style-name="ce1">
            <text:p>-5166,6</text:p>
          </table:table-cell>
          <table:table-cell office:value-type="float" office:value="-8896.5" table:style-name="ce1">
            <text:p>-8896,5</text:p>
          </table:table-cell>
          <table:table-cell table:number-columns-repeated="1636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174.9" table:style-name="ce1">
            <text:p>2174,9</text:p>
          </table:table-cell>
          <table:table-cell office:value-type="float" office:value="2631.2" table:style-name="ce1">
            <text:p>2631,2</text:p>
          </table:table-cell>
          <table:table-cell office:value-type="float" office:value="-5307.4" table:style-name="ce1">
            <text:p>-5307,4</text:p>
          </table:table-cell>
          <table:table-cell office:value-type="float" office:value="1524.1" table:style-name="ce1">
            <text:p>1524,1</text:p>
          </table:table-cell>
          <table:table-cell office:value-type="float" office:value="3414.3" table:style-name="ce1">
            <text:p>3414,3</text:p>
          </table:table-cell>
          <table:table-cell office:value-type="float" office:value="591.29999999999995" table:style-name="ce1">
            <text:p>591,3</text:p>
          </table:table-cell>
          <table:table-cell office:value-type="float" office:value="-1380.4" table:style-name="ce1">
            <text:p>-1380,4</text:p>
          </table:table-cell>
          <table:table-cell office:value-type="float" office:value="-6210.3" table:style-name="ce1">
            <text:p>-6210,3</text:p>
          </table:table-cell>
          <table:table-cell office:value-type="float" office:value="-4776.1000000000004" table:style-name="ce1">
            <text:p>-4776,1</text:p>
          </table:table-cell>
          <table:table-cell office:value-type="float" office:value="-3756.8" table:style-name="ce1">
            <text:p>-3756,8</text:p>
          </table:table-cell>
          <table:table-cell office:value-type="float" office:value="-7906.6" table:style-name="ce1">
            <text:p>-7906,6</text:p>
          </table:table-cell>
          <table:table-cell office:value-type="float" office:value="-6763.1" table:style-name="ce1">
            <text:p>-6763,1</text:p>
          </table:table-cell>
          <table:table-cell office:value-type="float" office:value="-2389.5" table:style-name="ce1">
            <text:p>-2389,5</text:p>
          </table:table-cell>
          <table:table-cell office:value-type="float" office:value="-5918.9" table:style-name="ce1">
            <text:p>-5918,9</text:p>
          </table:table-cell>
          <table:table-cell table:number-columns-repeated="1636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-7793.1" table:style-name="ce1">
            <text:p>-7793,1</text:p>
          </table:table-cell>
          <table:table-cell office:value-type="float" office:value="-7001.8" table:style-name="ce1">
            <text:p>-7001,8</text:p>
          </table:table-cell>
          <table:table-cell office:value-type="float" office:value="-3726.2" table:style-name="ce1">
            <text:p>-3726,2</text:p>
          </table:table-cell>
          <table:table-cell office:value-type="float" office:value="-4661.3999999999996" table:style-name="ce1">
            <text:p>-4661,4</text:p>
          </table:table-cell>
          <table:table-cell office:value-type="float" office:value="-4157.2" table:style-name="ce1">
            <text:p>-4157,2</text:p>
          </table:table-cell>
          <table:table-cell office:value-type="float" office:value="-3520.5" table:style-name="ce1">
            <text:p>-3520,5</text:p>
          </table:table-cell>
          <table:table-cell office:value-type="float" office:value="-3893.8" table:style-name="ce1">
            <text:p>-3893,8</text:p>
          </table:table-cell>
          <table:table-cell office:value-type="float" office:value="-4850.2" table:style-name="ce1">
            <text:p>-4850,2</text:p>
          </table:table-cell>
          <table:table-cell office:value-type="float" office:value="785.1" table:style-name="ce1">
            <text:p>785,1</text:p>
          </table:table-cell>
          <table:table-cell office:value-type="float" office:value="-4482" table:style-name="ce1">
            <text:p>-4482</text:p>
          </table:table-cell>
          <table:table-cell office:value-type="float" office:value="-9384" table:style-name="ce1">
            <text:p>-9384</text:p>
          </table:table-cell>
          <table:table-cell office:value-type="float" office:value="-8060.1" table:style-name="ce1">
            <text:p>-8060,1</text:p>
          </table:table-cell>
          <table:table-cell office:value-type="float" office:value="3162.6" table:style-name="ce1">
            <text:p>3162,6</text:p>
          </table:table-cell>
          <table:table-cell office:value-type="float" office:value="1457.6" table:style-name="ce1">
            <text:p>1457,6</text:p>
          </table:table-cell>
          <table:table-cell table:number-columns-repeated="1636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-102" table:style-name="ce1">
            <text:p>-102</text:p>
          </table:table-cell>
          <table:table-cell office:value-type="float" office:value="860" table:style-name="ce1">
            <text:p>860</text:p>
          </table:table-cell>
          <table:table-cell office:value-type="float" office:value="-5134.8" table:style-name="ce1">
            <text:p>-5134,8</text:p>
          </table:table-cell>
          <table:table-cell office:value-type="float" office:value="2046" table:style-name="ce1">
            <text:p>2046</text:p>
          </table:table-cell>
          <table:table-cell office:value-type="float" office:value="-5885.4" table:style-name="ce1">
            <text:p>-5885,4</text:p>
          </table:table-cell>
          <table:table-cell office:value-type="float" office:value="2649" table:style-name="ce1">
            <text:p>2649</text:p>
          </table:table-cell>
          <table:table-cell office:value-type="float" office:value="-1387.6" table:style-name="ce1">
            <text:p>-1387,6</text:p>
          </table:table-cell>
          <table:table-cell office:value-type="float" office:value="-3738.4" table:style-name="ce1">
            <text:p>-3738,4</text:p>
          </table:table-cell>
          <table:table-cell office:value-type="float" office:value="1518" table:style-name="ce1">
            <text:p>1518</text:p>
          </table:table-cell>
          <table:table-cell office:value-type="float" office:value="-4612.6000000000004" table:style-name="ce1">
            <text:p>-4612,6</text:p>
          </table:table-cell>
          <table:table-cell office:value-type="float" office:value="-5156.8" table:style-name="ce1">
            <text:p>-5156,8</text:p>
          </table:table-cell>
          <table:table-cell office:value-type="float" office:value="3534.7" table:style-name="ce1">
            <text:p>3534,7</text:p>
          </table:table-cell>
          <table:table-cell office:value-type="float" office:value="-7823.7" table:style-name="ce1">
            <text:p>-7823,7</text:p>
          </table:table-cell>
          <table:table-cell office:value-type="float" office:value="-4302.2" table:style-name="ce1">
            <text:p>-4302,2</text:p>
          </table:table-cell>
          <table:table-cell table:number-columns-repeated="1636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-6743.8" table:style-name="ce1">
            <text:p>-6743,8</text:p>
          </table:table-cell>
          <table:table-cell office:value-type="float" office:value="-3513.9" table:style-name="ce1">
            <text:p>-3513,9</text:p>
          </table:table-cell>
          <table:table-cell office:value-type="float" office:value="2331.6" table:style-name="ce1">
            <text:p>2331,6</text:p>
          </table:table-cell>
          <table:table-cell office:value-type="float" office:value="-9981.6" table:style-name="ce1">
            <text:p>-9981,6</text:p>
          </table:table-cell>
          <table:table-cell office:value-type="float" office:value="-8619.2999999999993" table:style-name="ce1">
            <text:p>-8619,3</text:p>
          </table:table-cell>
          <table:table-cell office:value-type="float" office:value="-515.6" table:style-name="ce1">
            <text:p>-515,6</text:p>
          </table:table-cell>
          <table:table-cell office:value-type="float" office:value="2123.9" table:style-name="ce1">
            <text:p>2123,9</text:p>
          </table:table-cell>
          <table:table-cell office:value-type="float" office:value="1954.9" table:style-name="ce1">
            <text:p>1954,9</text:p>
          </table:table-cell>
          <table:table-cell office:value-type="float" office:value="-5537" table:style-name="ce1">
            <text:p>-5537</text:p>
          </table:table-cell>
          <table:table-cell office:value-type="float" office:value="-8819.7000000000007" table:style-name="ce1">
            <text:p>-8819,7</text:p>
          </table:table-cell>
          <table:table-cell office:value-type="float" office:value="-1142" table:style-name="ce1">
            <text:p>-1142</text:p>
          </table:table-cell>
          <table:table-cell office:value-type="float" office:value="1301.3" table:style-name="ce1">
            <text:p>1301,3</text:p>
          </table:table-cell>
          <table:table-cell office:value-type="float" office:value="-5567.6" table:style-name="ce1">
            <text:p>-5567,6</text:p>
          </table:table-cell>
          <table:table-cell office:value-type="float" office:value="-5071.8999999999996" table:style-name="ce1">
            <text:p>-5071,9</text:p>
          </table:table-cell>
          <table:table-cell table:number-columns-repeated="1636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-6794.2" table:style-name="ce1">
            <text:p>-6794,2</text:p>
          </table:table-cell>
          <table:table-cell office:value-type="float" office:value="-2956.1" table:style-name="ce1">
            <text:p>-2956,1</text:p>
          </table:table-cell>
          <table:table-cell office:value-type="float" office:value="-7389.6" table:style-name="ce1">
            <text:p>-7389,6</text:p>
          </table:table-cell>
          <table:table-cell office:value-type="float" office:value="1698.6" table:style-name="ce1">
            <text:p>1698,6</text:p>
          </table:table-cell>
          <table:table-cell office:value-type="float" office:value="2146.6" table:style-name="ce1">
            <text:p>2146,6</text:p>
          </table:table-cell>
          <table:table-cell office:value-type="float" office:value="-1866" table:style-name="ce1">
            <text:p>-1866</text:p>
          </table:table-cell>
          <table:table-cell office:value-type="float" office:value="2355.8000000000002" table:style-name="ce1">
            <text:p>2355,8</text:p>
          </table:table-cell>
          <table:table-cell office:value-type="float" office:value="-6900.7" table:style-name="ce1">
            <text:p>-6900,7</text:p>
          </table:table-cell>
          <table:table-cell office:value-type="float" office:value="-713.7" table:style-name="ce1">
            <text:p>-713,7</text:p>
          </table:table-cell>
          <table:table-cell office:value-type="float" office:value="710.6" table:style-name="ce1">
            <text:p>710,6</text:p>
          </table:table-cell>
          <table:table-cell office:value-type="float" office:value="-9669.7999999999993" table:style-name="ce1">
            <text:p>-9669,8</text:p>
          </table:table-cell>
          <table:table-cell office:value-type="float" office:value="-3044.8" table:style-name="ce1">
            <text:p>-3044,8</text:p>
          </table:table-cell>
          <table:table-cell office:value-type="float" office:value="-2381.9" table:style-name="ce1">
            <text:p>-2381,9</text:p>
          </table:table-cell>
          <table:table-cell office:value-type="float" office:value="-3378.2" table:style-name="ce1">
            <text:p>-3378,2</text:p>
          </table:table-cell>
          <table:table-cell table:number-columns-repeated="1636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-2766" table:style-name="ce1">
            <text:p>-2766</text:p>
          </table:table-cell>
          <table:table-cell office:value-type="float" office:value="-1370" table:style-name="ce1">
            <text:p>-1370</text:p>
          </table:table-cell>
          <table:table-cell office:value-type="float" office:value="-6090.6" table:style-name="ce1">
            <text:p>-6090,6</text:p>
          </table:table-cell>
          <table:table-cell office:value-type="float" office:value="3599.3" table:style-name="ce1">
            <text:p>3599,3</text:p>
          </table:table-cell>
          <table:table-cell office:value-type="float" office:value="-5498.9" table:style-name="ce1">
            <text:p>-5498,9</text:p>
          </table:table-cell>
          <table:table-cell office:value-type="float" office:value="3915.4" table:style-name="ce1">
            <text:p>3915,4</text:p>
          </table:table-cell>
          <table:table-cell office:value-type="float" office:value="-7217.7" table:style-name="ce1">
            <text:p>-7217,7</text:p>
          </table:table-cell>
          <table:table-cell office:value-type="float" office:value="-3215.6" table:style-name="ce1">
            <text:p>-3215,6</text:p>
          </table:table-cell>
          <table:table-cell office:value-type="float" office:value="-2125.3000000000002" table:style-name="ce1">
            <text:p>-2125,3</text:p>
          </table:table-cell>
          <table:table-cell office:value-type="float" office:value="2032.5" table:style-name="ce1">
            <text:p>2032,5</text:p>
          </table:table-cell>
          <table:table-cell office:value-type="float" office:value="3347.5" table:style-name="ce1">
            <text:p>3347,5</text:p>
          </table:table-cell>
          <table:table-cell office:value-type="float" office:value="2495.6" table:style-name="ce1">
            <text:p>2495,6</text:p>
          </table:table-cell>
          <table:table-cell office:value-type="float" office:value="-511.7" table:style-name="ce1">
            <text:p>-511,7</text:p>
          </table:table-cell>
          <table:table-cell office:value-type="float" office:value="-8014.8" table:style-name="ce1">
            <text:p>-8014,8</text:p>
          </table:table-cell>
          <table:table-cell table:number-columns-repeated="16369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Admin</meta:initial-creator>
    <dc:creator>Admin</dc:creator>
    <meta:creation-date>2020-09-14T04:34:45Z</meta:creation-date>
    <dc:date>2020-10-08T16:48:38Z</dc:date>
  </office:meta>
</office:document-meta>
</file>